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Hlbt+ kipeä nuori</text:p>
      <text:p text:style-name="P5"/>
      <text:p text:style-name="P6">08 loka 2015</text:p>
      <text:p text:style-name="P7"/>
      <text:p text:style-name="P8">Moi! Olen jo pitkään yrittänyt etsiä ja löytää seksuaaliseen suuntautumiseen ja seksuaali-identiteettiin<text:s/>liittyviä HLBT-kirjoja, leffoja ja muita sen sellaisia. Mulla ei oo tarpeeksi rohkeutta kysyä sitä kirjastonhoitajalta tai kirjakaupoista kuin myöskään leffavuokraamoista, koska en tiedä miten sitä kysyä ja pelkään miten ne kattoo mua sen jälkeen vaikkei se saata olla niille iso juttu.. Ehdotuksia? Otan kaikki vastaan.</text:p>
      <text:p text:style-name="P9"/>
      <text:p text:style-name="P10">[Nimimerkki poistettu]</text:p>
      <text:p text:style-name="P11"/>
      <text:p text:style-name="P12"/>
      <text:p text:style-name="P13">Vastaus</text:p>
      <text:p text:style-name="P14"/>
      <text:p text:style-name="P15">Hei<text:line-break/><text:line-break/>Ainakin näitä voin suositella lämpimästi:<text:s/><text:line-break/>Heli Krugerin romaani kahden naisen rakkaussuhteesta ”Olen koskettanut taivasta”.<text:s/><text:line-break/>Marja-Leena Parkkisen kirja<text:s/>Ulos kaapista kertoo siitä miten monin eri tavoin suomalaisissa perheissä lapsen homo/biseksuaalisuus otetaan vastaan.<text:s/><text:line-break/>Rakkaus samaan sukupuoleen –kirja on puolestaan laaja historiaan paneutuva katsaus rakkaudesta samaan sukupuoleen eri puolilla maailmaa.<text:line-break/><text:line-break/>Youtubesta löytyy mm nämä videot:<text:line-break/>Moninaisuus on meissä. Suomalaista nuorista HLBTI nuorista kertova lyhytelokuva. 20 min<text:s/><text:line-break/>Practical Things. Kahden nuoren naisen hetki oppilaitoksen käytävällä. 4 min<text:line-break/>Let's Fall in Love. Italialaisessa ostoskeskuksessa tapahtuu yllättävä kohtaaminen. 4 min.<text:line-break/><text:line-break/>Lisäksi elokuva Fucking Åmål (Show Me Love) on edelleen hyvä kahden tytön suhdetta kuvaava ruotsalainen elokuva. (Ks traileri: Fucking Åmål Trailer)<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30:00Z</meta:creation-date>
    <dc:date>2023-01-16T12:31:00Z</dc:date>
    <meta:template xlink:href="Normal.dotm" xlink:type="simple"/>
    <meta:editing-cycles>1</meta:editing-cycles>
    <meta:editing-duration>PT0S</meta:editing-duration>
    <meta:document-statistic meta:page-count="1" meta:paragraph-count="3" meta:word-count="187" meta:character-count="1705" meta:row-count="12" meta:non-whitespace-character-count="1521"/>
  </office:meta>
</office:document-meta>
</file>